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Antonio Cantillo Rueda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simple. Aplica bien algunos de los conceptos e intenta aportar soluciones propias, falta por concretar y ajustar muchos de los elementos empleados.</text:p>
      <text:p text:style-name="Text_20_body">Arquitectura correcta. Evitar los System.out.</text:p>
      <text:h text:style-name="Heading_20_2" text:outline-level="2">Anotaciones</text:h>
      <text:p text:style-name="Text_20_body">RF:</text:p>
      <text:list xml:id="list4976478213290635937" text:style-name="L1">
        <text:list-item>
          <text:p text:style-name="P1">Acceso correcto. No aparecen errores en caso de error de autenticación.</text:p>
        </text:list-item>
        <text:list-item>
          <text:p text:style-name="P1">Interacción simple y acceso por menú. </text:p>
        </text:list-item>
        <text:list-item>
          <text:p text:style-name="P1">Opciones que al ejecutar llevan a inicio</text:p>
        </text:list-item>
        <text:list-item>
          <text:p text:style-name="P1">Opciones que al ejecutar pierden el tile</text:p>
        </text:list-item>
      </text:list>
      <text:p text:style-name="Text_20_body"/>
      <text:p text:style-name="Text_20_body">RNF:</text:p>
      <text:list xml:id="list1206517871846523347" text:style-name="L2">
        <text:list-item>
          <text:p text:style-name="P2">Empleo de asociaciones correcto.</text:p>
        </text:list-item>
        <text:list-item>
          <text:p text:style-name="P2">DAOs simples.</text:p>
        </text:list-item>
        <text:list-item>
          <text:p text:style-name="P2">Configuración completa</text:p>
        </text:list-item>
        <text:list-item>
          <text:p text:style-name="P2">Definición de internacionalización pero no se usa</text:p>
        </text:list-item>
        <text:list-item>
          <text:p text:style-name="P2">Extendidos:</text:p>
          <text:list>
            <text:list-item>
              <text:p text:style-name="P2">BS + tiles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6851822949356109561" text:style-name="L3">
        <text:list-item>
          <text:p text:style-name="P3">Evitar los true/false, emplear checkbox</text:p>
        </text:list-item>
      </text:list>
      <text:p text:style-name="Text_20_body"/>
      <text:p text:style-name="Text_20_body">Navegación / Usabilidad</text:p>
      <text:list xml:id="list3052807968179728749" text:style-name="L4">
        <text:list-item>
          <text:p text:style-name="P4">Nada que destacar</text:p>
        </text:list-item>
      </text:list>
      <text:p text:style-name="Text_20_body"/>
      <text:p text:style-name="Text_20_body">RF:</text:p>
      <text:list xml:id="list3583413046007356388" text:style-name="L7">
        <text:list-item>
          <text:p text:style-name="P6"><text:soft-page-break/>Registro de usuarios</text:p>
        </text:list-item>
      </text:list>
      <text:p text:style-name="Text_20_body"/>
      <text:p text:style-name="Text_20_body">RNF:</text:p>
      <text:list xml:id="list7364104120664407271" text:style-name="L8">
        <text:list-item>
          <text:p text:style-name="P7">Control de autorización</text:p>
        </text:list-item>
      </text:list>
      <text:p text:style-name="Text_20_body"/>
      <text:p text:style-name="Text_20_body">Adecuación a RF propuestos:</text:p>
      <text:list xml:id="list8764726441421856557" text:style-name="L6">
        <text:list-item>
          <text:p text:style-name="P5">Facturaci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20T00:05:40</dc:date>
    <dc:creator>Alejandro Jurado</dc:creator>
    <meta:editing-duration>PT4H49M13S</meta:editing-duration>
    <meta:editing-cycles>26</meta:editing-cycles>
    <meta:generator>OpenOffice/4.1.1$Unix OpenOffice.org_project/411m6$Build-9775</meta:generator>
    <meta:document-statistic meta:table-count="0" meta:image-count="0" meta:object-count="0" meta:page-count="2" meta:paragraph-count="32" meta:word-count="134" meta:character-count="836"/>
  </office:meta>
</office:document-meta>
</file>